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Futura Std Condensed" svg:font-family="'Futura Std Condensed'" style:font-family-generic="swiss" style:font-pitch="variable"/>
    <style:font-face style:name="Futura Std Condensed Light" svg:font-family="'Futura Std Condensed Light'" style:font-adornments="Light Condensed" style:font-family-generic="swiss" style:font-pitch="variable"/>
    <style:font-face style:name="Futura Std Condensed Light1" svg:font-family="'Futura Std Condensed Light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Futura Std Condensed Light1" fo:font-size="14pt" fo:language="fr" fo:country="FR" style:font-size-asian="14pt" style:font-size-complex="14pt"/>
    </style:style>
    <style:style style:name="P2" style:family="paragraph" style:parent-style-name="Standard">
      <style:paragraph-properties fo:text-align="center" style:justify-single-word="false"/>
      <style:text-properties style:font-name="Futura Std Condensed Light1" fo:font-size="14pt" fo:language="fr" fo:country="FR" style:font-size-asian="14pt" style:font-size-complex="14pt"/>
    </style:style>
    <style:style style:name="P3" style:family="paragraph" style:parent-style-name="Standard">
      <style:text-properties style:font-name="Futura Std Condensed Light1" fo:font-size="14pt" fo:language="fr" fo:country="FR" style:text-underline-style="solid" style:text-underline-width="auto" style:text-underline-color="font-color" style:font-size-asian="14pt" style:font-size-complex="14pt"/>
    </style:style>
    <style:style style:name="P4" style:family="paragraph" style:parent-style-name="Standard">
      <style:paragraph-properties fo:text-align="center" style:justify-single-word="false"/>
      <style:text-properties style:font-name="Futura Std Condensed Light1" fo:font-size="14pt" fo:language="fr" fo:country="FR" fo:font-weight="bold" style:font-size-asian="14pt" style:font-size-complex="14pt"/>
    </style:style>
    <style:style style:name="P5" style:family="paragraph" style:parent-style-name="Standard">
      <style:text-properties style:font-name="Futura Std Condensed Light1" fo:font-size="16pt" fo:language="fr" fo:country="FR" style:font-size-asian="16pt" style:font-size-complex="16pt"/>
    </style:style>
    <style:style style:name="P6" style:family="paragraph" style:parent-style-name="Standard">
      <style:paragraph-properties fo:text-align="center" style:justify-single-word="false"/>
      <style:text-properties style:font-name="Futura Std Condensed" fo:font-size="20pt" fo:language="fr" fo:country="FR" officeooo:rsid="000c7d86" officeooo:paragraph-rsid="000c7d86" style:font-size-asian="20pt" style:font-size-complex="20pt"/>
    </style:style>
    <style:style style:name="P7" style:family="paragraph" style:parent-style-name="Standard">
      <style:paragraph-properties fo:text-align="center" style:justify-single-word="false"/>
      <style:text-properties style:font-name="Futura Std Condensed Light" fo:font-size="16pt" fo:language="fr" fo:country="FR" fo:font-weight="normal" officeooo:rsid="000c7d86" officeooo:paragraph-rsid="000c7d86" style:font-size-asian="14pt" style:font-weight-asian="normal" style:font-size-complex="16pt" style:font-weight-complex="normal"/>
    </style:style>
    <style:style style:name="T1" style:family="text">
      <style:text-properties fo:font-weight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1">Domestique Baston</text:span></text:p>
      <text:p text:style-name="P6"><text:span text:style-name="T1"/></text:p>
      <text:p text:style-name="P6"><text:span text:style-name="T1"/></text:p>
      <text:p text:style-name="P6"><text:span text:style-name="T1"/></text:p>
      <text:p text:style-name="P7">Dialog (in French slang) as commentaries during a game. It’s coming through the walls from the neighbors :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1"><text:span text:style-name="T1">Un mec</text:span> : Et allez ! C'est r'parti ! V'la qu'ils remettent le couvert les deux corniauds d'en dessous. 'Va finir par falloir appeler la BAC à ce tarif ! Non mais t'entends ça ?</text:p>
      <text:p text:style-name="P1"><text:span text:style-name="T1">Une nana</text:span> : Avec tout ce raffut qu'ils font ils vont réveiller le p'tit !</text:p>
      <text:p text:style-name="P1">...</text:p>
      <text:p text:style-name="P3">Un bébé se met à pleurer.</text:p>
      <text:p text:style-name="P1"><text:span text:style-name="T1">Une nana</text:span> (plus fort): Et voilà ! J'l'attendais !</text:p>
      <text:p text:style-name="P1"><text:span text:style-name="T1">Un mec</text:span> (plus fort) : Mais fais taire ce lardon, on va pas supporter ça en plus !</text:p>
      <text:p text:style-name="P1"><text:span text:style-name="T1">Une nana</text:span> (encore plus fort) : Hé ! Il y est pour rien, c'est les aut's marioles, là !</text:p>
      <text:p text:style-name="P1"><text:span text:style-name="T1">Un mec</text:span> : Gruau ! Mais ils vont pas la boucler ?</text:p>
      <text:p text:style-name="P3">Un clebs se met à aboyer.</text:p>
      <text:p text:style-name="P1"><text:span text:style-name="T1">Une nana</text:span> : Et allez ! Le clébard maint'nant !</text:p>
      <text:p text:style-name="P1"><text:span text:style-name="T1">Un mec</text:span> (toujours plus fort) : Simone, arrête d'aboyer, bon sang !</text:p>
      <text:p text:style-name="P1"><text:span text:style-name="T1">Une nana</text:span> : Hé ! Tu me parles pas comme ça, compris ?</text:p>
      <text:p text:style-name="P1"><text:span text:style-name="T1">Un mec</text:span> : Je cause au clebs, nom de Zeus !</text:p>
      <text:p text:style-name="P1"><text:span text:style-name="T1">Une nana </text:span>: Oui, ben fais pas l'vaseux et coupe-leurs le sifflet !</text:p>
      <text:p text:style-name="P1"><text:span text:style-name="T1">Un mec </text:span>: Attends donc une minute...</text:p>
      <text:p text:style-name="P1">... (il va chercher un balais)</text:p>
      <text:p text:style-name="P3">On frappe au sol (avec un balai) !</text:p>
      <text:p text:style-name="P3">On re-frappe !</text:p>
      <text:p text:style-name="P1">...</text:p>
      <text:p text:style-name="P1"><text:span text:style-name="T1">Une nana </text:span>: Vas donc user ta salive un peu plus près d'leurs oreilles pour voir pasque d'ici, le p'tit n'est pas près de rejoindre Morphée !</text:p>
      <text:p text:style-name="P1"><text:span text:style-name="T1">Un mec</text:span> : Ouais. Bon, j'descends, ras le bol de leurs âneries !</text:p>
      <text:p text:style-name="P3">Une porte claque.</text:p>
      <text:p text:style-name="P4">Début de boucle</text:p>
      <text:p text:style-name="P1">...</text:p>
      <text:p text:style-name="P1">On sonne à la porte.</text:p>
      <text:p text:style-name="P1">On re-sonne (plus insistant).</text:p>
      <text:p text:style-name="P1">...</text:p>
      <text:p text:style-name="P3">Une porte re-claque.</text:p>
      <text:p text:style-name="P1"><text:soft-page-break/><text:span text:style-name="T1">Une nana</text:span> : Mais tu devais pas leur faire arrêter ce cirque, bon sang de bois ? J'arrive pas à faire s'éteindre le p'tit !</text:p>
      <text:p text:style-name="P1"><text:span text:style-name="T1">Un mec</text:span> : Tu parles, ils z'entendent rien à se cogner comme ça.</text:p>
      <text:p text:style-name="P1"><text:span text:style-name="T1">Une nana</text:span> : Fais l'22 !</text:p>
      <text:p text:style-name="P1"><text:span text:style-name="T1">Un mec</text:span> : Simone ! Je vais finir par te claquer le museau !</text:p>
      <text:p text:style-name="P1"><text:span text:style-name="T1">Une nana</text:span> (fort): Hé ! Tu me parles pas comme ça, j'te dis !</text:p>
      <text:p text:style-name="P1"><text:span text:style-name="T1">Un mec</text:span> (fort): Je cause au clebs, nom de Zeus !</text:p>
      <text:p text:style-name="P1">...</text:p>
      <text:p text:style-name="P1"><text:span text:style-name="T1">Un mec</text:span> : Chabrot ! J'redégringole leur dire ma façon d'penser à ces bourricots !</text:p>
      <text:p text:style-name="P3">Une porte claque.</text:p>
      <text:p text:style-name="P2"><text:span text:style-name="T1">Fin de boucle</text:span></text:p>
      <text:p text:style-name="P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Futura Std Condensed" svg:font-family="'Futura Std Condensed'" style:font-family-generic="swiss" style:font-pitch="variable"/>
    <style:font-face style:name="Futura Std Condensed Light" svg:font-family="'Futura Std Condensed Light'" style:font-adornments="Light Condensed" style:font-family-generic="swiss" style:font-pitch="variable"/>
    <style:font-face style:name="Futura Std Condensed Light1" svg:font-family="'Futura Std Condensed Light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language-asian="zxx" style:country-asian="none" style:font-name-complex="Arial1" style:font-family-complex="Arial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09T08:59:58.003000000</meta:creation-date>
    <dc:date>2022-05-09T09:04:57.864000000</dc:date>
    <meta:editing-duration>PT5M14S</meta:editing-duration>
    <meta:editing-cycles>1</meta:editing-cycles>
    <meta:document-statistic meta:table-count="0" meta:image-count="0" meta:object-count="0" meta:page-count="2" meta:paragraph-count="40" meta:word-count="390" meta:character-count="1857" meta:non-whitespace-character-count="1507"/>
    <meta:generator>LibreOffice/7.2.5.2$Windows_X86_64 LibreOffice_project/499f9727c189e6ef3471021d6132d4c694f357e5</meta:generator>
  </office:meta>
</office:document-meta>
</file>